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ans" fo:font-size="11pt" officeooo:rsid="001e455e" officeooo:paragraph-rsid="001e455e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1pt" officeooo:rsid="001e455e" officeooo:paragraph-rsid="001e455e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Liberation Sans" fo:font-size="11pt" officeooo:paragraph-rsid="001e455e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size="11pt" officeooo:paragraph-rsid="00208166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size="11pt" officeooo:paragraph-rsid="0023d7b3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size="11pt" officeooo:rsid="00208166" officeooo:paragraph-rsid="00208166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ize="11pt" officeooo:rsid="0026f32d" officeooo:paragraph-rsid="0026f32d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374151" loext:opacity="100%" style:font-name="S hne" fo:font-size="12pt" fo:letter-spacing="normal" fo:font-style="normal" fo:font-weight="normal" officeooo:rsid="0023d7b3" officeooo:paragraph-rsid="0023d7b3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374151" loext:opacity="100%" style:font-name="S hne" fo:font-size="12pt" fo:letter-spacing="normal" fo:font-style="normal" fo:font-weight="normal" officeooo:rsid="0023d7b3" officeooo:paragraph-rsid="0026f32d"/>
    </style:style>
    <style:style style:name="T1" style:family="text">
      <style:text-properties officeooo:rsid="001e455e"/>
    </style:style>
    <style:style style:name="T2" style:family="text">
      <style:text-properties fo:font-variant="normal" fo:text-transform="none" fo:color="#374151" loext:opacity="100%" style:font-name="S hne" fo:font-size="12pt" fo:letter-spacing="normal" fo:font-style="normal" fo:font-weight="normal"/>
    </style:style>
    <style:style style:name="T3" style:family="text">
      <style:text-properties fo:font-variant="normal" fo:text-transform="none" fo:color="#374151" loext:opacity="100%" style:font-name="S hne" fo:font-size="12pt" fo:letter-spacing="normal" fo:font-style="normal" fo:font-weight="normal" officeooo:rsid="0023d7b3"/>
    </style:style>
    <style:style style:name="T4" style:family="text">
      <style:text-properties fo:font-variant="normal" fo:text-transform="none" fo:color="#374151" loext:opacity="100%" style:font-name="S hne" fo:font-size="12pt" fo:letter-spacing="normal" fo:font-style="normal" fo:font-weight="normal" officeooo:rsid="00257603"/>
    </style:style>
    <style:style style:name="T5" style:family="text">
      <style:text-properties officeooo:rsid="0023d7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~ Jawaban ~</text:p>
      <text:p text:style-name="P3"/>
      <text:p text:style-name="P1">1. Untuk membuat database yang dapat menampung data sesuai dengan referensi API Yelp Business Search, kita dapat menggunakan SQL untuk membuat tabel-tabel berikut:</text:p>
      <text:p text:style-name="P1"><text:s/>a. Tabel businesses untuk menyimpan informasi tentang bisnis :</text:p>
      <text:p text:style-name="P1">CREATE TABLE businesses (</text:p>
      <text:p text:style-name="P1"><text:s text:c="2"/>id SERIAL PRIMARY KEY,</text:p>
      <text:p text:style-name="P1"><text:s text:c="2"/>name VARCHAR(255) NOT NULL,</text:p>
      <text:p text:style-name="P1"><text:s text:c="2"/>alias VARCHAR(255) NOT NULL,</text:p>
      <text:p text:style-name="P1"><text:s text:c="2"/>image_url VARCHAR(255),</text:p>
      <text:p text:style-name="P1"><text:s text:c="2"/>url VARCHAR(255),</text:p>
      <text:p text:style-name="P1"><text:s text:c="2"/>review_count INT NOT NULL,</text:p>
      <text:p text:style-name="P1"><text:s text:c="2"/>categories VARCHAR(255) NOT NULL,</text:p>
      <text:p text:style-name="P1"><text:s text:c="2"/>rating DECIMAL(2, 1) NOT NULL,</text:p>
      <text:p text:style-name="P1"><text:s text:c="2"/>price VARCHAR(10),</text:p>
      <text:p text:style-name="P1"><text:s text:c="2"/>phone VARCHAR(20),</text:p>
      <text:p text:style-name="P1"><text:s text:c="2"/>display_phone VARCHAR(20),</text:p>
      <text:p text:style-name="P1"><text:s text:c="2"/>distance DECIMAL(10, 5) NOT NULL,</text:p>
      <text:p text:style-name="P1"><text:s text:c="2"/>address VARCHAR(255) NOT NULL,</text:p>
      <text:p text:style-name="P1"><text:s text:c="2"/>city VARCHAR(255) NOT NULL,</text:p>
      <text:p text:style-name="P1"><text:s text:c="2"/>state VARCHAR(255) NOT NULL,</text:p>
      <text:p text:style-name="P1"><text:s text:c="2"/>zip_code VARCHAR(20) NOT NULL,</text:p>
      <text:p text:style-name="P1"><text:s text:c="2"/>country VARCHAR(255) NOT NULL,</text:p>
      <text:p text:style-name="P1"><text:s text:c="2"/>created_at TIMESTAMP DEFAULT CURRENT_TIMESTAMP);</text:p>
      <text:p text:style-name="P1"/>
      <text:p text:style-name="P3"><text:span text:style-name="T1"><text:s/>b. </text:span>Tabel categories untuk menyimpan kategori bisnis :</text:p>
      <text:p text:style-name="P3">CREATE TABLE categories (</text:p>
      <text:p text:style-name="P3"><text:s text:c="2"/>id SERIAL PRIMARY KEY,</text:p>
      <text:p text:style-name="P3"><text:s text:c="2"/>title VARCHAR(255) NOT NULL,</text:p>
      <text:p text:style-name="P3"><text:s text:c="2"/>alias VARCHAR(255) NOT NULL,</text:p>
      <text:p text:style-name="P3"><text:s text:c="2"/>parent_id INT,</text:p>
      <text:p text:style-name="P3"><text:s text:c="2"/>created_at TIMESTAMP DEFAULT CURRENT_TIMESTAMP,</text:p>
      <text:p text:style-name="P3"><text:s text:c="2"/>FOREIGN KEY (parent_id) REFERENCES categories(id) ON DELETE CASCADE);</text:p>
      <text:p text:style-name="P3"/>
      <text:p text:style-name="P3"><text:span text:style-name="T1">c. </text:span>Tabel reviews untuk menyimpan ulasan tentang bisnis :</text:p>
      <text:p text:style-name="P3">CREATE TABLE reviews (</text:p>
      <text:p text:style-name="P3"><text:s text:c="2"/>id SERIAL PRIMARY KEY,</text:p>
      <text:p text:style-name="P3"><text:s text:c="2"/>rating DECIMAL(2, 1) NOT NULL,</text:p>
      <text:p text:style-name="P3"><text:s text:c="2"/>text TEXT NOT NULL,</text:p>
      <text:p text:style-name="P3"><text:s text:c="2"/>time_created TIMESTAMP NOT NULL,</text:p>
      <text:p text:style-name="P3"><text:s text:c="2"/>business_id INT NOT NULL,</text:p>
      <text:p text:style-name="P3"><text:s text:c="2"/>FOREIGN KEY (business_id) REFERENCES businesses(id) ON DELETE CASCADE,</text:p>
      <text:p text:style-name="P3"><text:s text:c="2"/>created_at TIMESTAMP DEFAULT CURRENT_TIMESTAMP);</text:p>
      <text:p text:style-name="P3"/>
      <text:p text:style-name="P3"><text:span text:style-name="T1"><text:s/>d. </text:span>Tabel locations untuk menyimpan informasi lokasi bisnis :</text:p>
      <text:p text:style-name="P3">CREATE TABLE locations (</text:p>
      <text:p text:style-name="P3"><text:s text:c="2"/>id SERIAL PRIMARY KEY,</text:p>
      <text:p text:style-name="P3"><text:s text:c="2"/>address1 VARCHAR(255),</text:p>
      <text:p text:style-name="P3"><text:s text:c="2"/>address2 VARCHAR(255),</text:p>
      <text:p text:style-name="P3"><text:s text:c="2"/>address3 VARCHAR(255),</text:p>
      <text:p text:style-name="P3"><text:s text:c="2"/>city VARCHAR(255) NOT NULL,</text:p>
      <text:p text:style-name="P3"><text:s text:c="2"/>zip_code VARCHAR(20) NOT NULL,</text:p>
      <text:p text:style-name="P3"><text:s text:c="2"/>country VARCHAR(255) NOT NULL,</text:p>
      <text:p text:style-name="P3"><text:s text:c="2"/>state VARCHAR(255),</text:p>
      <text:p text:style-name="P3"><text:s text:c="2"/>display_address VARCHAR(255) NOT NULL,</text:p>
      <text:p text:style-name="P3"><text:s text:c="2"/>business_id INT NOT NULL,</text:p>
      <text:p text:style-name="P3"><text:s text:c="2"/>FOREIGN KEY (business_id) REFERENCES businesses(id) ON DELETE CASCADE,</text:p>
      <text:p text:style-name="P3"><text:soft-page-break/><text:s text:c="2"/>created_at TIMESTAMP DEFAULT CURRENT_TIMESTAMP);</text:p>
      <text:p text:style-name="P3"/>
      <text:p text:style-name="P3">Dengan tabel-tabel di atas, <text:span text:style-name="T1">saya</text:span> dapat menyimpan informasi tentang bisnis, kategori bisnis, ulasan tentang bisnis, dan informasi lokasi bisnis.</text:p>
      <text:p text:style-name="P1"/>
      <text:p text:style-name="P6">2. Endpoint [POST] /business untuk menambahkan data bisnis ke database menggunakan NodeJS dan PostgreSQL :</text:p>
      <text:p text:style-name="P6"/>
      <text:p text:style-name="P4">const express = require('express');</text:p>
      <text:p text:style-name="P4">const bodyParser = require('body-parser');</text:p>
      <text:p text:style-name="P4">const pg = require('pg');</text:p>
      <text:p text:style-name="P4"/>
      <text:p text:style-name="P4">const app = express();</text:p>
      <text:p text:style-name="P4">const port = 3000;</text:p>
      <text:p text:style-name="P4"/>
      <text:p text:style-name="P4">// koneksi ke database PostgreSQL</text:p>
      <text:p text:style-name="P4">const pool = new pg.Pool({</text:p>
      <text:p text:style-name="P4"><text:s text:c="2"/>user: 'username',</text:p>
      <text:p text:style-name="P4"><text:s text:c="2"/>password: 'password',</text:p>
      <text:p text:style-name="P4"><text:s text:c="2"/>database: 'database_name',</text:p>
      <text:p text:style-name="P4"><text:s text:c="2"/>host: 'localhost',</text:p>
      <text:p text:style-name="P4"><text:s text:c="2"/>port: 5432,</text:p>
      <text:p text:style-name="P4"><text:s text:c="2"/>ssl: false,</text:p>
      <text:p text:style-name="P4">});</text:p>
      <text:p text:style-name="P4"/>
      <text:p text:style-name="P4">// middleware untuk parsing body request</text:p>
      <text:p text:style-name="P4">app.use(bodyParser.json());</text:p>
      <text:p text:style-name="P4"/>
      <text:p text:style-name="P4">// endpoint untuk menambahkan data bisnis</text:p>
      <text:p text:style-name="P4">app.post('/business', (req, res) =&gt; {</text:p>
      <text:p text:style-name="P4"><text:s text:c="2"/>const { name, alias, image_url, url, review_count, categories, rating, price, phone, display_phone, distance, address, city, state, zip_code, country } = req.body;</text:p>
      <text:p text:style-name="P4"/>
      <text:p text:style-name="P4"><text:s text:c="2"/>const queryText = 'INSERT INTO businesses (name, alias, image_url, url, review_count, categories, rating, price, phone, display_phone, distance, address, city, state, zip_code, country) VALUES ($1, $2, $3, $4, $5, $6, $7, $8, $9, $10, $11, $12, $13, $14, $15, $16) RETURNING *';</text:p>
      <text:p text:style-name="P4"><text:s text:c="2"/>const queryValues = [name, alias, image_url, url, review_count, categories, rating, price, phone, display_phone, distance, address, city, state, zip_code, country];</text:p>
      <text:p text:style-name="P4"/>
      <text:p text:style-name="P4"><text:s text:c="2"/>pool.query(queryText, queryValues, (err, result) =&gt; {</text:p>
      <text:p text:style-name="P4"><text:s text:c="4"/>if (err) {</text:p>
      <text:p text:style-name="P4"><text:s text:c="6"/>console.error(err);</text:p>
      <text:p text:style-name="P4"><text:s text:c="6"/>res.status(500).send('Internal server error');</text:p>
      <text:p text:style-name="P4"><text:s text:c="4"/>} else {</text:p>
      <text:p text:style-name="P4"><text:s text:c="6"/>res.status(201).json(result.rows[0]);</text:p>
      <text:p text:style-name="P4"><text:s text:c="4"/>}</text:p>
      <text:p text:style-name="P4"><text:s text:c="2"/>});</text:p>
      <text:p text:style-name="P4">});</text:p>
      <text:p text:style-name="P4"/>
      <text:p text:style-name="P4">// jalankan server pada port 3000</text:p>
      <text:p text:style-name="P4">app.listen(port, () =&gt; {</text:p>
      <text:p text:style-name="P4"><text:s text:c="2"/>console.log(`Server running on port ${port}`);</text:p>
      <text:p text:style-name="P4">});</text:p>
      <text:p text:style-name="P4"/>
      <text:p text:style-name="P5"/>
      <text:p text:style-name="P5"/>
      <text:p text:style-name="P5"><text:soft-page-break/><text:span text:style-name="T5">3. E</text:span><text:span text:style-name="T3">ndpoint [PUT] /business untuk mengedit data bisnis pada database PostgreSQL menggunakan Node.js dan framework Express :</text:span></text:p>
      <text:p text:style-name="P8"/>
      <text:p text:style-name="P8">const express = require('express');</text:p>
      <text:p text:style-name="P8">const bodyParser = require('body-parser');</text:p>
      <text:p text:style-name="P8">const { Pool } = require('pg');</text:p>
      <text:p text:style-name="P8"/>
      <text:p text:style-name="P8">const pool = new Pool({</text:p>
      <text:p text:style-name="P8"><text:s text:c="2"/>user: 'your_database_username',</text:p>
      <text:p text:style-name="P8"><text:s text:c="2"/>host: 'your_database_host',</text:p>
      <text:p text:style-name="P8"><text:s text:c="2"/>database: 'your_database_name',</text:p>
      <text:p text:style-name="P8"><text:s text:c="2"/>password: 'your_database_password',</text:p>
      <text:p text:style-name="P8"><text:s text:c="2"/>port: 5432,</text:p>
      <text:p text:style-name="P8">});</text:p>
      <text:p text:style-name="P8"/>
      <text:p text:style-name="P8">const app = express();</text:p>
      <text:p text:style-name="P8">app.use(bodyParser.json());</text:p>
      <text:p text:style-name="P8"/>
      <text:p text:style-name="P8">app.put('/business/:id', async (req, res) =&gt; {</text:p>
      <text:p text:style-name="P8"><text:s text:c="2"/>const { id } = req.params;</text:p>
      <text:p text:style-name="P8"><text:s text:c="2"/>const { name, address, city, state, postal_code, country, phone, email } = req.body;</text:p>
      <text:p text:style-name="P8"/>
      <text:p text:style-name="P8"><text:s text:c="2"/>const updateQuery = `</text:p>
      <text:p text:style-name="P8"><text:s text:c="4"/>UPDATE businesses</text:p>
      <text:p text:style-name="P8"><text:s text:c="4"/>SET name = $1, address = $2, city = $3, state = $4, postal_code = $5, country = $6, phone = $7, email = $8</text:p>
      <text:p text:style-name="P8"><text:s text:c="4"/>WHERE id = $9</text:p>
      <text:p text:style-name="P8"><text:s text:c="2"/>`;</text:p>
      <text:p text:style-name="P8"/>
      <text:p text:style-name="P8"><text:s text:c="2"/>try {</text:p>
      <text:p text:style-name="P8"><text:s text:c="4"/>const result = await pool.query(updateQuery, [name, address, city, state, postal_code, country, phone, email, id]);</text:p>
      <text:p text:style-name="P8"><text:s text:c="4"/>res.status(200).json({ message: `Business with id ${id} has been updated.` });</text:p>
      <text:p text:style-name="P8"><text:s text:c="2"/>} catch (err) {</text:p>
      <text:p text:style-name="P8"><text:s text:c="4"/>console.error(err);</text:p>
      <text:p text:style-name="P8"><text:s text:c="4"/>res.status(500).json({ message: 'Error updating business.' });</text:p>
      <text:p text:style-name="P8"><text:s text:c="2"/>}</text:p>
      <text:p text:style-name="P8">});</text:p>
      <text:p text:style-name="P8"/>
      <text:p text:style-name="P8">app.listen(3000, () =&gt; {</text:p>
      <text:p text:style-name="P8"><text:s text:c="2"/>console.log('Server is listening on port 3000.');</text:p>
      <text:p text:style-name="P8">});</text:p>
      <text:p text:style-name="P8"/>
      <text:p text:style-name="P5"><text:span text:style-name="T4">4. E</text:span><text:span text:style-name="T3">ndpoint [del] /business yang dapat digunakan untuk menghapus data dari database menggunakan bahasa NodeJS dan PostgreSQL :</text:span></text:p>
      <text:p text:style-name="P8"/>
      <text:p text:style-name="P8">const express = require('express');</text:p>
      <text:p text:style-name="P8">const { Pool } = require('pg');</text:p>
      <text:p text:style-name="P8"/>
      <text:p text:style-name="P8">const app = express();</text:p>
      <text:p text:style-name="P8"><text:soft-page-break/>const port = 3000;</text:p>
      <text:p text:style-name="P8"/>
      <text:p text:style-name="P8">// membuat koneksi ke database PostgresSQL</text:p>
      <text:p text:style-name="P8">const pool = new Pool({</text:p>
      <text:p text:style-name="P8"><text:s text:c="2"/>user: 'your_username',</text:p>
      <text:p text:style-name="P8"><text:s text:c="2"/>host: 'localhost',</text:p>
      <text:p text:style-name="P8"><text:s text:c="2"/>database: 'your_database',</text:p>
      <text:p text:style-name="P8"><text:s text:c="2"/>password: 'your_password',</text:p>
      <text:p text:style-name="P8"><text:s text:c="2"/>port: 5432,</text:p>
      <text:p text:style-name="P8">});</text:p>
      <text:p text:style-name="P8"/>
      <text:p text:style-name="P8">// endpoint untuk menghapus data business</text:p>
      <text:p text:style-name="P8">app.delete('/business/:id', async (req, res) =&gt; {</text:p>
      <text:p text:style-name="P8"><text:s text:c="2"/>const { id } = req.params;</text:p>
      <text:p text:style-name="P8"/>
      <text:p text:style-name="P8"><text:s text:c="2"/>try {</text:p>
      <text:p text:style-name="P8"><text:s text:c="4"/>// melakukan query ke database untuk menghapus data</text:p>
      <text:p text:style-name="P8"><text:s text:c="4"/>const result = await pool.query('DELETE FROM business WHERE id = $1', [id]);</text:p>
      <text:p text:style-name="P8"><text:s text:c="4"/>// mengembalikan response jika data berhasil dihapus</text:p>
      <text:p text:style-name="P8"><text:s text:c="4"/>res.json({ message: `Business with id ${id} has been deleted` });</text:p>
      <text:p text:style-name="P8"><text:s text:c="2"/>} catch (error) {</text:p>
      <text:p text:style-name="P8"><text:s text:c="4"/>console.error(error);</text:p>
      <text:p text:style-name="P8"><text:s text:c="4"/>// mengembalikan response jika terdapat error saat menghapus data</text:p>
      <text:p text:style-name="P8"><text:s text:c="4"/>res.status(500).json({ message: 'Failed to delete business data' });</text:p>
      <text:p text:style-name="P8"><text:s text:c="2"/>}</text:p>
      <text:p text:style-name="P8">});</text:p>
      <text:p text:style-name="P8"/>
      <text:p text:style-name="P8">app.listen(port, () =&gt; {</text:p>
      <text:p text:style-name="P8"><text:s text:c="2"/>console.log(`Server running on port ${port}`);</text:p>
      <text:p text:style-name="P8">});</text:p>
      <text:p text:style-name="P8"/>
      <text:p text:style-name="P7"><text:span text:style-name="T3">5. Endpoint GET /business/search yang mengambil data dari database menggunakan Node.js dan PostgreSQL :</text:span></text:p>
      <text:p text:style-name="P9"/>
      <text:p text:style-name="P9"/>
      <text:p text:style-name="P9">const { Pool } = require('pg');</text:p>
      <text:p text:style-name="P9">const express = require('express');</text:p>
      <text:p text:style-name="P9">const axios = require('axios');</text:p>
      <text:p text:style-name="P9"/>
      <text:p text:style-name="P9">const app = express();</text:p>
      <text:p text:style-name="P9">const pool = new Pool({</text:p>
      <text:p text:style-name="P9"><text:s text:c="2"/>user: 'db_user',</text:p>
      <text:p text:style-name="P9"><text:s text:c="2"/>host: 'localhost',</text:p>
      <text:p text:style-name="P9"><text:s text:c="2"/>database: 'db_name',</text:p>
      <text:p text:style-name="P9"><text:s text:c="2"/>password: 'db_password',</text:p>
      <text:p text:style-name="P9"><text:s text:c="2"/>port: 5432,</text:p>
      <text:p text:style-name="P9">});</text:p>
      <text:p text:style-name="P9"/>
      <text:p text:style-name="P9">app.get('/business/search', async (req, res) =&gt; {</text:p>
      <text:p text:style-name="P9"><text:s text:c="2"/>try {</text:p>
      <text:p text:style-name="P9"><text:soft-page-break/><text:s text:c="4"/>const { term, location, latitude, longitude, radius, categories, locale, limit, offset, sort_by, price, open_now, open_at, attributes } = req.query;</text:p>
      <text:p text:style-name="P9"><text:s text:c="4"/>const url = 'https://api.yelp.com/v3/businesses/search';</text:p>
      <text:p text:style-name="P9"><text:s text:c="4"/>const params = {</text:p>
      <text:p text:style-name="P9"><text:s text:c="6"/>term,</text:p>
      <text:p text:style-name="P9"><text:s text:c="6"/>location,</text:p>
      <text:p text:style-name="P9"><text:s text:c="6"/>latitude,</text:p>
      <text:p text:style-name="P9"><text:s text:c="6"/>longitude,</text:p>
      <text:p text:style-name="P9"><text:s text:c="6"/>radius,</text:p>
      <text:p text:style-name="P9"><text:s text:c="6"/>categories,</text:p>
      <text:p text:style-name="P9"><text:s text:c="6"/>locale,</text:p>
      <text:p text:style-name="P9"><text:s text:c="6"/>limit,</text:p>
      <text:p text:style-name="P9"><text:s text:c="6"/>offset,</text:p>
      <text:p text:style-name="P9"><text:s text:c="6"/>sort_by,</text:p>
      <text:p text:style-name="P9"><text:s text:c="6"/>price,</text:p>
      <text:p text:style-name="P9"><text:s text:c="6"/>open_now,</text:p>
      <text:p text:style-name="P9"><text:s text:c="6"/>open_at,</text:p>
      <text:p text:style-name="P9"><text:s text:c="6"/>attributes,</text:p>
      <text:p text:style-name="P9"><text:s text:c="4"/>};</text:p>
      <text:p text:style-name="P9"><text:s text:c="4"/>const headers = {</text:p>
      <text:p text:style-name="P9"><text:s text:c="6"/>Authorization: 'Bearer API_KEY',</text:p>
      <text:p text:style-name="P9"><text:s text:c="4"/>};</text:p>
      <text:p text:style-name="P9"><text:s text:c="4"/>const response = await axios.get(url, { params, headers });</text:p>
      <text:p text:style-name="P9"><text:s text:c="4"/>const businesses = response.data.businesses;</text:p>
      <text:p text:style-name="P9"/>
      <text:p text:style-name="P9"><text:s text:c="4"/>const insertQuery = `</text:p>
      <text:p text:style-name="P9"><text:s text:c="6"/>INSERT INTO businesses (name, phone, address, rating, review_count)</text:p>
      <text:p text:style-name="P9"><text:s text:c="6"/>VALUES ($1, $2, $3, $4, $5)</text:p>
      <text:p text:style-name="P9"><text:s text:c="6"/>ON CONFLICT (name) DO UPDATE SET</text:p>
      <text:p text:style-name="P9"><text:s text:c="8"/>phone = excluded.phone,</text:p>
      <text:p text:style-name="P9"><text:s text:c="8"/>address = excluded.address,</text:p>
      <text:p text:style-name="P9"><text:s text:c="8"/>rating = excluded.rating,</text:p>
      <text:p text:style-name="P9"><text:s text:c="8"/>review_count = excluded.review_count;</text:p>
      <text:p text:style-name="P9"><text:s text:c="4"/>`;</text:p>
      <text:p text:style-name="P9"/>
      <text:p text:style-name="P9"><text:s text:c="4"/>for (const business of businesses) {</text:p>
      <text:p text:style-name="P9"><text:s text:c="6"/>const { name, phone, location, rating, review_count } = business;</text:p>
      <text:p text:style-name="P9"><text:s text:c="6"/>const address = `${location.address1}, ${location.city}, ${location.state} ${location.zip_code}`;</text:p>
      <text:p text:style-name="P9"><text:s text:c="6"/>const values = [name, phone, address, rating, review_count];</text:p>
      <text:p text:style-name="P9"><text:s text:c="6"/>await pool.query(insertQuery, values);</text:p>
      <text:p text:style-name="P9"><text:s text:c="4"/>}</text:p>
      <text:p text:style-name="P9"/>
      <text:p text:style-name="P9"><text:s text:c="4"/>const selectQuery = `</text:p>
      <text:p text:style-name="P9"><text:s text:c="6"/>SELECT name, phone, address, rating, review_count</text:p>
      <text:p text:style-name="P9"><text:s text:c="6"/>FROM businesses</text:p>
      <text:p text:style-name="P9"><text:s text:c="6"/>ORDER BY rating DESC</text:p>
      <text:p text:style-name="P9"><text:s text:c="6"/>LIMIT $1</text:p>
      <text:p text:style-name="P9"><text:s text:c="6"/>OFFSET $2;</text:p>
      <text:p text:style-name="P9"><text:s text:c="4"/>`;</text:p>
      <text:p text:style-name="P9"><text:s text:c="4"/>const selectValues = [limit, offset];</text:p>
      <text:p text:style-name="P9"><text:s text:c="4"/>const result = await pool.query(selectQuery, selectValues);</text:p>
      <text:p text:style-name="P9"><text:soft-page-break/></text:p>
      <text:p text:style-name="P9"><text:s text:c="4"/>res.json(result.rows);</text:p>
      <text:p text:style-name="P9"><text:s text:c="2"/>} catch (err) {</text:p>
      <text:p text:style-name="P9"><text:s text:c="4"/>console.error(err);</text:p>
      <text:p text:style-name="P9"><text:s text:c="4"/>res.status(500).json({ message: 'Internal server error' });</text:p>
      <text:p text:style-name="P9"><text:s text:c="2"/>}</text:p>
      <text:p text:style-name="P9">});</text:p>
      <text:p text:style-name="P9"/>
      <text:p text:style-name="P9">app.listen(3000, () =&gt; {</text:p>
      <text:p text:style-name="P9"><text:s text:c="2"/>console.log('Server started on port 3000');</text:p>
      <text:p text:style-name="P9">}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23:02:51.054566823</meta:creation-date>
    <dc:date>2023-05-03T23:02:38.238137390</dc:date>
    <meta:editing-duration>PT56M1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6" meta:paragraph-count="221" meta:word-count="1015" meta:character-count="7944" meta:non-whitespace-character-count="6617"/>
  </office:meta>
</office:document-meta>
</file>